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4.822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68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wrap-option="wrap" fo:border="1.5pt solid #ffffff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dde8cb" style:text-align-source="fix" style:repeat-content="false" fo:wrap-option="wrap" fo:border="1.5pt solid #ffffff" fo:padding="0.19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eeeeee" style:text-align-source="fix" style:repeat-content="false" fo:wrap-option="wrap" fo:border="1.5pt solid #ffffff" fo:padding="0.19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fo:wrap-option="no-wrap" fo:border="1.5pt solid #ffffff" fo:padding="0.199cm" style:vertical-align="middle"/>
      <style:text-properties style:use-window-font-color="true"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fo:wrap-option="wrap" fo:border="1.5pt solid #ffffff" fo:padding="0.199cm" style:vertical-align="middle"/>
      <style:text-properties style:use-window-font-color="true"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style:font-size-complex="9pt" style:font-size-asian="9pt" fo:font-size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IDR-Adressblock </text:p>
          </table:table-cell>
          <table:table-cell table:style-name="ce1" office:value-type="string" calcext:value-type="string">
            <text:p>Adressbereich </text:p>
          </table:table-cell>
          <table:table-cell table:style-name="ce1" office:value-type="string" calcext:value-type="string">
            <text:p>Anzahl IP-Adressen </text:p>
          </table:table-cell>
        </table:table-row>
        <table:table-row table:style-name="ro2">
          <table:table-cell table:style-name="ce2" office:value-type="string" calcext:value-type="string">
            <text:p>10.0.0.0/8 </text:p>
          </table:table-cell>
          <table:table-cell table:style-name="ce3" office:value-type="string" calcext:value-type="string">
            <text:p>10.0.0.0 – 10.255.255.255 </text:p>
          </table:table-cell>
          <table:table-cell table:style-name="ce4" office:value-type="string" calcext:value-type="string">
            <text:p><text:span text:style-name="T1">2</text:span><text:span text:style-name="T2">24</text:span> = 16.777.216 </text:p>
          </table:table-cell>
        </table:table-row>
        <table:table-row table:style-name="ro2">
          <table:table-cell table:style-name="ce2" office:value-type="string" calcext:value-type="string">
            <text:p>172.16.0.0/12 </text:p>
          </table:table-cell>
          <table:table-cell table:style-name="ce3" office:value-type="string" calcext:value-type="string">
            <text:p>172.16.0.0 – 172.31.255.255 </text:p>
          </table:table-cell>
          <table:table-cell table:style-name="ce5" office:value-type="string" calcext:value-type="string">
            <text:p>2<text:span text:style-name="T2">20</text:span>= 1.048.576 </text:p>
          </table:table-cell>
        </table:table-row>
        <table:table-row table:style-name="ro2">
          <table:table-cell table:style-name="ce2" office:value-type="string" calcext:value-type="string">
            <text:p>192.168.0.0/16 </text:p>
          </table:table-cell>
          <table:table-cell table:style-name="ce3" office:value-type="string" calcext:value-type="string">
            <text:p>192.168.0.0 – 192.168.255.255 </text:p>
          </table:table-cell>
          <table:table-cell table:style-name="ce5" office:value-type="string" calcext:value-type="string">
            <text:p>2<text:span text:style-name="T2">16</text:span><text:span text:style-name="T3"> </text:span>= 65.536 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4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20:17:17.080000000</meta:creation-date>
    <dc:date>2023-11-01T23:10:33.478000000</dc:date>
    <meta:editing-duration>PT2H53M16S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